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h text:style-name="Heading_20_1" text:outline-level="1"><text:bookmark-start text:name="italian-vocabulary"/>Italian vocabulary<text:bookmark-end text:name="italian-vocabulary"/></text:h>
      <text:list text:style-name="L1">
        <text:list-item>
          <text:p text:style-name="P1">casa - home/house</text:p>
        </text:list-item>
        <text:list-item>
          <text:p text:style-name="P1">scuola - school</text:p>
        </text:list-item>
        <text:list-item>
          <text:p text:style-name="P1">albero - tre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